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style:text-underline-style="solid" style:text-underline-width="auto" style:text-underline-color="font-color"/>
    </style:style>
    <style:style style:name="T5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6" style:family="text">
      <style:text-properties style:font-name="Verdana1" fo:font-size="14pt" fo:font-weight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66" style:font-name="Verdana1" fo:font-size="10.5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Deviled Eggs<text:line-break/></text:span><text:span text:style-name="T1"><text:line-break/>12 eggs (1 dozen), hard boiled and peeled<text:line-break/>½ cup mayonnaise<text:line-break/>2 t. vinegar<text:line-break/>2 t. prepared mustard<text:line-break/>¼ t. salt <text:line-break/>pepper, to taste<text:line-break/><text:line-break/><text:line-break/>Carefully slice eggs in half the longest direction. Put yolks in a medium size bowl. With a fork, mash the yolks until fine. Add the remaining ingredients. With a spoon, carefully pack the filling back into the egg white halves. <text:line-break/><text:line-break/>My daughter Emily loves to make deviled eggs and when she made them a few days ago she put the filling ingredients in our food processor and mixed them up until they were very smooth. Then she put the filling in a plastic bag and cut the corner out of the bag (like you might do for frosting) and she filled the eggs with this finishing them off with a nice looking curly-q on the top! They were very nice looking!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01:42.6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47" meta:character-count="784"/>
  </office:meta>
</office:document-meta>
</file>